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1, 2021 (10:35:22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1T14:35:33Z</meta:creation-date>
    <dc:date>2021-07-01T14:35:33Z</dc:date>
    <meta:user-defined meta:name="date" meta:value-type="string">July   1, 2021 (10:35:22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